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123">
            <text:p>ANU-4123</text:p>
          </table:table-cell>
          <table:table-cell office:value-type="float" office:value="-12.472">
            <text:p>-12.472</text:p>
          </table:table-cell>
          <table:table-cell office:value-type="float" office:value="132.437">
            <text:p>132.437</text:p>
          </table:table-cell>
          <table:table-cell office:value-type="float" office:value="7920.0">
            <text:p>7920.0</text:p>
          </table:table-cell>
          <table:table-cell office:value-type="float" office:value="350.0">
            <text:p>35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15">
            <text:p>-14.15</text:p>
          </table:table-cell>
          <table:table-cell office:value-type="float" office:value="2.95">
            <text:p>2.95</text:p>
          </table:table-cell>
          <table:table-cell office:value-type="float" office:value="2.95">
            <text:p>2.9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054">
            <text:p>ANU-4054</text:p>
          </table:table-cell>
          <table:table-cell office:value-type="float" office:value="-12.709">
            <text:p>-12.709</text:p>
          </table:table-cell>
          <table:table-cell office:value-type="float" office:value="132.517">
            <text:p>132.517</text:p>
          </table:table-cell>
          <table:table-cell office:value-type="float" office:value="7260.0">
            <text:p>7260.0</text:p>
          </table:table-cell>
          <table:table-cell office:value-type="float" office:value="100.0">
            <text:p>10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5">
            <text:p>-8.5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055">
            <text:p>ANU-4055</text:p>
          </table:table-cell>
          <table:table-cell office:value-type="float" office:value="-12.675">
            <text:p>-12.675</text:p>
          </table:table-cell>
          <table:table-cell office:value-type="float" office:value="132.493">
            <text:p>132.493</text:p>
          </table:table-cell>
          <table:table-cell office:value-type="float" office:value="6710.0">
            <text:p>6710.0</text:p>
          </table:table-cell>
          <table:table-cell office:value-type="float" office:value="140.0">
            <text:p>14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6899999999999995">
            <text:p>-5.6899999999999995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059">
            <text:p>ANU-4059</text:p>
          </table:table-cell>
          <table:table-cell office:value-type="float" office:value="-12.167">
            <text:p>-12.167</text:p>
          </table:table-cell>
          <table:table-cell office:value-type="float" office:value="132.502">
            <text:p>132.502</text:p>
          </table:table-cell>
          <table:table-cell office:value-type="float" office:value="6640.0">
            <text:p>6640.0</text:p>
          </table:table-cell>
          <table:table-cell office:value-type="float" office:value="110.0">
            <text:p>11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84">
            <text:p>-2.84</text:p>
          </table:table-cell>
          <table:table-cell office:value-type="float" office:value="2.65">
            <text:p>2.65</text:p>
          </table:table-cell>
          <table:table-cell office:value-type="float" office:value="2.65">
            <text:p>2.6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060">
            <text:p>ANU-4060</text:p>
          </table:table-cell>
          <table:table-cell office:value-type="float" office:value="-12.167">
            <text:p>-12.167</text:p>
          </table:table-cell>
          <table:table-cell office:value-type="float" office:value="132.502">
            <text:p>132.502</text:p>
          </table:table-cell>
          <table:table-cell office:value-type="float" office:value="5350.0">
            <text:p>5350.0</text:p>
          </table:table-cell>
          <table:table-cell office:value-type="float" office:value="180.0">
            <text:p>18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4">
            <text:p>-1.24</text:p>
          </table:table-cell>
          <table:table-cell office:value-type="float" office:value="2.65">
            <text:p>2.65</text:p>
          </table:table-cell>
          <table:table-cell office:value-type="float" office:value="2.65">
            <text:p>2.6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065">
            <text:p>ANU-4065</text:p>
          </table:table-cell>
          <table:table-cell office:value-type="float" office:value="-12.716">
            <text:p>-12.716</text:p>
          </table:table-cell>
          <table:table-cell office:value-type="float" office:value="132.502">
            <text:p>132.502</text:p>
          </table:table-cell>
          <table:table-cell office:value-type="float" office:value="5510.0">
            <text:p>5510.0</text:p>
          </table:table-cell>
          <table:table-cell office:value-type="float" office:value="300.0">
            <text:p>300.0</text:p>
          </table:table-cell>
          <table:table-cell office:value-type="string" office:value="Mangrove wood">
            <text:p>Mangrove wood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7700000000000001">
            <text:p>-0.7700000000000001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115">
            <text:p>ANU-4115</text:p>
          </table:table-cell>
          <table:table-cell office:value-type="float" office:value="-12.332">
            <text:p>-12.332</text:p>
          </table:table-cell>
          <table:table-cell office:value-type="float" office:value="132.441">
            <text:p>132.441</text:p>
          </table:table-cell>
          <table:table-cell office:value-type="float" office:value="5850.0">
            <text:p>5850.0</text:p>
          </table:table-cell>
          <table:table-cell office:value-type="float" office:value="280.0">
            <text:p>28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5">
            <text:p>-2.55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116">
            <text:p>ANU-4116</text:p>
          </table:table-cell>
          <table:table-cell office:value-type="float" office:value="-12.568">
            <text:p>-12.568</text:p>
          </table:table-cell>
          <table:table-cell office:value-type="float" office:value="132.423">
            <text:p>132.423</text:p>
          </table:table-cell>
          <table:table-cell office:value-type="float" office:value="5910.0">
            <text:p>5910.0</text:p>
          </table:table-cell>
          <table:table-cell office:value-type="float" office:value="190.0">
            <text:p>19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7">
            <text:p>-2.7</text:p>
          </table:table-cell>
          <table:table-cell office:value-type="float" office:value="2.65">
            <text:p>2.65</text:p>
          </table:table-cell>
          <table:table-cell office:value-type="float" office:value="2.65">
            <text:p>2.6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122">
            <text:p>ANU-4122</text:p>
          </table:table-cell>
          <table:table-cell office:value-type="float" office:value="-12.675">
            <text:p>-12.675</text:p>
          </table:table-cell>
          <table:table-cell office:value-type="float" office:value="132.493">
            <text:p>132.493</text:p>
          </table:table-cell>
          <table:table-cell office:value-type="float" office:value="6110.0">
            <text:p>6110.0</text:p>
          </table:table-cell>
          <table:table-cell office:value-type="float" office:value="100.0">
            <text:p>100.0</text:p>
          </table:table-cell>
          <table:table-cell office:value-type="string" office:value="Mangrove wood">
            <text:p>Mangrove wood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5000000000000007">
            <text:p>-0.45000000000000007</text:p>
          </table:table-cell>
          <table:table-cell office:value-type="float" office:value="2.85">
            <text:p>2.85</text:p>
          </table:table-cell>
          <table:table-cell office:value-type="float" office:value="2.85">
            <text:p>2.8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124">
            <text:p>ANU-4124</text:p>
          </table:table-cell>
          <table:table-cell office:value-type="float" office:value="-12.707">
            <text:p>-12.707</text:p>
          </table:table-cell>
          <table:table-cell office:value-type="float" office:value="132.522">
            <text:p>132.522</text:p>
          </table:table-cell>
          <table:table-cell office:value-type="float" office:value="5360.0">
            <text:p>5360.0</text:p>
          </table:table-cell>
          <table:table-cell office:value-type="float" office:value="230.0">
            <text:p>23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300000000000001">
            <text:p>-0.5300000000000001</text:p>
          </table:table-cell>
          <table:table-cell office:value-type="float" office:value="2.65">
            <text:p>2.65</text:p>
          </table:table-cell>
          <table:table-cell office:value-type="float" office:value="2.65">
            <text:p>2.6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916">
            <text:p>ANU-4916</text:p>
          </table:table-cell>
          <table:table-cell office:value-type="float" office:value="-12.602">
            <text:p>-12.602</text:p>
          </table:table-cell>
          <table:table-cell office:value-type="float" office:value="132.436">
            <text:p>132.436</text:p>
          </table:table-cell>
          <table:table-cell office:value-type="float" office:value="6870.0">
            <text:p>6870.0</text:p>
          </table:table-cell>
          <table:table-cell office:value-type="float" office:value="150.0">
            <text:p>15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71">
            <text:p>-4.71</text:p>
          </table:table-cell>
          <table:table-cell office:value-type="float" office:value="2.45">
            <text:p>2.45</text:p>
          </table:table-cell>
          <table:table-cell office:value-type="float" office:value="2.45">
            <text:p>2.4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126">
            <text:p>ANU-4126</text:p>
          </table:table-cell>
          <table:table-cell office:value-type="float" office:value="-12.332">
            <text:p>-12.332</text:p>
          </table:table-cell>
          <table:table-cell office:value-type="float" office:value="132.436">
            <text:p>132.436</text:p>
          </table:table-cell>
          <table:table-cell office:value-type="float" office:value="3610.0">
            <text:p>3610.0</text:p>
          </table:table-cell>
          <table:table-cell office:value-type="float" office:value="530.0">
            <text:p>53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">
            <text:p>-2.6</text:p>
          </table:table-cell>
          <table:table-cell office:value-type="float" office:value="2.65">
            <text:p>2.65</text:p>
          </table:table-cell>
          <table:table-cell office:value-type="float" office:value="2.65">
            <text:p>2.6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128">
            <text:p>ANU-4128</text:p>
          </table:table-cell>
          <table:table-cell office:value-type="float" office:value="-12.661">
            <text:p>-12.661</text:p>
          </table:table-cell>
          <table:table-cell office:value-type="float" office:value="132.509">
            <text:p>132.509</text:p>
          </table:table-cell>
          <table:table-cell office:value-type="float" office:value="6040.0">
            <text:p>6040.0</text:p>
          </table:table-cell>
          <table:table-cell office:value-type="float" office:value="170.0">
            <text:p>17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2.65">
            <text:p>2.65</text:p>
          </table:table-cell>
          <table:table-cell office:value-type="float" office:value="2.65">
            <text:p>2.6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129">
            <text:p>ANU-4129</text:p>
          </table:table-cell>
          <table:table-cell office:value-type="float" office:value="-12.666">
            <text:p>-12.666</text:p>
          </table:table-cell>
          <table:table-cell office:value-type="float" office:value="132.486">
            <text:p>132.486</text:p>
          </table:table-cell>
          <table:table-cell office:value-type="float" office:value="6550.0">
            <text:p>6550.0</text:p>
          </table:table-cell>
          <table:table-cell office:value-type="float" office:value="140.0">
            <text:p>14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500000000000001">
            <text:p>-1.6500000000000001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130">
            <text:p>ANU-4130</text:p>
          </table:table-cell>
          <table:table-cell office:value-type="float" office:value="-12.666">
            <text:p>-12.666</text:p>
          </table:table-cell>
          <table:table-cell office:value-type="float" office:value="132.486">
            <text:p>132.486</text:p>
          </table:table-cell>
          <table:table-cell office:value-type="float" office:value="5850.0">
            <text:p>5850.0</text:p>
          </table:table-cell>
          <table:table-cell office:value-type="float" office:value="90.0">
            <text:p>9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050000000000000044">
            <text:p>-0.050000000000000044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245">
            <text:p>ANU-4245</text:p>
          </table:table-cell>
          <table:table-cell office:value-type="float" office:value="-12.14">
            <text:p>-12.14</text:p>
          </table:table-cell>
          <table:table-cell office:value-type="float" office:value="132.501">
            <text:p>132.501</text:p>
          </table:table-cell>
          <table:table-cell office:value-type="float" office:value="3210.0">
            <text:p>3210.0</text:p>
          </table:table-cell>
          <table:table-cell office:value-type="float" office:value="160.0">
            <text:p>16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300000000000001">
            <text:p>-0.5300000000000001</text:p>
          </table:table-cell>
          <table:table-cell office:value-type="float" office:value="2.65">
            <text:p>2.65</text:p>
          </table:table-cell>
          <table:table-cell office:value-type="float" office:value="2.65">
            <text:p>2.6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248">
            <text:p>ANU-4248</text:p>
          </table:table-cell>
          <table:table-cell office:value-type="float" office:value="-12.146">
            <text:p>-12.146</text:p>
          </table:table-cell>
          <table:table-cell office:value-type="float" office:value="132.504">
            <text:p>132.504</text:p>
          </table:table-cell>
          <table:table-cell office:value-type="float" office:value="6580.0">
            <text:p>6580.0</text:p>
          </table:table-cell>
          <table:table-cell office:value-type="float" office:value="280.0">
            <text:p>28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32">
            <text:p>-5.32</text:p>
          </table:table-cell>
          <table:table-cell office:value-type="float" office:value="2.65">
            <text:p>2.65</text:p>
          </table:table-cell>
          <table:table-cell office:value-type="float" office:value="2.65">
            <text:p>2.6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257">
            <text:p>ANU-4257</text:p>
          </table:table-cell>
          <table:table-cell office:value-type="float" office:value="-12.713">
            <text:p>-12.713</text:p>
          </table:table-cell>
          <table:table-cell office:value-type="float" office:value="132.508">
            <text:p>132.508</text:p>
          </table:table-cell>
          <table:table-cell office:value-type="float" office:value="7450.0">
            <text:p>7450.0</text:p>
          </table:table-cell>
          <table:table-cell office:value-type="float" office:value="100.0">
            <text:p>10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390000000000001">
            <text:p>-5.390000000000001</text:p>
          </table:table-cell>
          <table:table-cell office:value-type="float" office:value="2.45">
            <text:p>2.45</text:p>
          </table:table-cell>
          <table:table-cell office:value-type="float" office:value="2.45">
            <text:p>2.4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913">
            <text:p>ANU-4913</text:p>
          </table:table-cell>
          <table:table-cell office:value-type="float" office:value="-12.602">
            <text:p>-12.602</text:p>
          </table:table-cell>
          <table:table-cell office:value-type="float" office:value="132.436">
            <text:p>132.436</text:p>
          </table:table-cell>
          <table:table-cell office:value-type="float" office:value="4550.0">
            <text:p>4550.0</text:p>
          </table:table-cell>
          <table:table-cell office:value-type="float" office:value="190.0">
            <text:p>19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100000000000001">
            <text:p>-0.5100000000000001</text:p>
          </table:table-cell>
          <table:table-cell office:value-type="float" office:value="2.45">
            <text:p>2.45</text:p>
          </table:table-cell>
          <table:table-cell office:value-type="float" office:value="2.45">
            <text:p>2.4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914">
            <text:p>ANU-4914</text:p>
          </table:table-cell>
          <table:table-cell office:value-type="float" office:value="-12.602">
            <text:p>-12.602</text:p>
          </table:table-cell>
          <table:table-cell office:value-type="float" office:value="132.436">
            <text:p>132.436</text:p>
          </table:table-cell>
          <table:table-cell office:value-type="float" office:value="5870.0">
            <text:p>5870.0</text:p>
          </table:table-cell>
          <table:table-cell office:value-type="float" office:value="110.0">
            <text:p>11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01">
            <text:p>-3.01</text:p>
          </table:table-cell>
          <table:table-cell office:value-type="float" office:value="2.45">
            <text:p>2.45</text:p>
          </table:table-cell>
          <table:table-cell office:value-type="float" office:value="2.45">
            <text:p>2.4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052">
            <text:p>ANU-4052</text:p>
          </table:table-cell>
          <table:table-cell office:value-type="float" office:value="-12.661">
            <text:p>-12.661</text:p>
          </table:table-cell>
          <table:table-cell office:value-type="float" office:value="132.529">
            <text:p>132.529</text:p>
          </table:table-cell>
          <table:table-cell office:value-type="float" office:value="5990.0">
            <text:p>5990.0</text:p>
          </table:table-cell>
          <table:table-cell office:value-type="float" office:value="130.0">
            <text:p>13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9000000000000004">
            <text:p>-0.29000000000000004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125">
            <text:p>ANU-4125</text:p>
          </table:table-cell>
          <table:table-cell office:value-type="float" office:value="-12.46">
            <text:p>-12.46</text:p>
          </table:table-cell>
          <table:table-cell office:value-type="float" office:value="132.37">
            <text:p>132.37</text:p>
          </table:table-cell>
          <table:table-cell office:value-type="float" office:value="5630.0">
            <text:p>5630.0</text:p>
          </table:table-cell>
          <table:table-cell office:value-type="float" office:value="120.0">
            <text:p>120.0</text:p>
          </table:table-cell>
          <table:table-cell office:value-type="string" office:value="Mangrove wood">
            <text:p>Mangrove wood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29">
            <text:p>-2.29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051">
            <text:p>ANU-4051</text:p>
          </table:table-cell>
          <table:table-cell office:value-type="float" office:value="-12.675">
            <text:p>-12.675</text:p>
          </table:table-cell>
          <table:table-cell office:value-type="float" office:value="132.493">
            <text:p>132.493</text:p>
          </table:table-cell>
          <table:table-cell office:value-type="float" office:value="6260.0">
            <text:p>6260.0</text:p>
          </table:table-cell>
          <table:table-cell office:value-type="float" office:value="100.0">
            <text:p>10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9">
            <text:p>-3.29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010">
            <text:p>ANU-4010</text:p>
          </table:table-cell>
          <table:table-cell office:value-type="float" office:value="-12.339">
            <text:p>-12.339</text:p>
          </table:table-cell>
          <table:table-cell office:value-type="float" office:value="132.391">
            <text:p>132.391</text:p>
          </table:table-cell>
          <table:table-cell office:value-type="float" office:value="6760.0">
            <text:p>6760.0</text:p>
          </table:table-cell>
          <table:table-cell office:value-type="float" office:value="90.0">
            <text:p>9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290000000000001">
            <text:p>-6.290000000000001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049">
            <text:p>ANU-4049</text:p>
          </table:table-cell>
          <table:table-cell office:value-type="float" office:value="-12.716">
            <text:p>-12.716</text:p>
          </table:table-cell>
          <table:table-cell office:value-type="float" office:value="132.502">
            <text:p>132.502</text:p>
          </table:table-cell>
          <table:table-cell office:value-type="float" office:value="6780.0">
            <text:p>6780.0</text:p>
          </table:table-cell>
          <table:table-cell office:value-type="float" office:value="100.0">
            <text:p>10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07">
            <text:p>-5.07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866">
            <text:p>ANU-3866</text:p>
          </table:table-cell>
          <table:table-cell office:value-type="float" office:value="-12.46">
            <text:p>-12.46</text:p>
          </table:table-cell>
          <table:table-cell office:value-type="float" office:value="132.37">
            <text:p>132.37</text:p>
          </table:table-cell>
          <table:table-cell office:value-type="float" office:value="5800.0">
            <text:p>5800.0</text:p>
          </table:table-cell>
          <table:table-cell office:value-type="float" office:value="120.0">
            <text:p>12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9">
            <text:p>-2.39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050">
            <text:p>ANU-4050</text:p>
          </table:table-cell>
          <table:table-cell office:value-type="float" office:value="-12.716">
            <text:p>-12.716</text:p>
          </table:table-cell>
          <table:table-cell office:value-type="float" office:value="132.502">
            <text:p>132.502</text:p>
          </table:table-cell>
          <table:table-cell office:value-type="float" office:value="5930.0">
            <text:p>5930.0</text:p>
          </table:table-cell>
          <table:table-cell office:value-type="float" office:value="110.0">
            <text:p>11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7">
            <text:p>-2.67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778">
            <text:p>ANU-3778</text:p>
          </table:table-cell>
          <table:table-cell office:value-type="float" office:value="-12.609">
            <text:p>-12.609</text:p>
          </table:table-cell>
          <table:table-cell office:value-type="float" office:value="132.44">
            <text:p>132.44</text:p>
          </table:table-cell>
          <table:table-cell office:value-type="float" office:value="6390.0">
            <text:p>6390.0</text:p>
          </table:table-cell>
          <table:table-cell office:value-type="float" office:value="130.0">
            <text:p>13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65">
            <text:p>-3.65</text:p>
          </table:table-cell>
          <table:table-cell office:value-type="float" office:value="2.65">
            <text:p>2.65</text:p>
          </table:table-cell>
          <table:table-cell office:value-type="float" office:value="2.65">
            <text:p>2.6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779">
            <text:p>ANU-3779</text:p>
          </table:table-cell>
          <table:table-cell office:value-type="float" office:value="-12.56">
            <text:p>-12.56</text:p>
          </table:table-cell>
          <table:table-cell office:value-type="float" office:value="132.419">
            <text:p>132.419</text:p>
          </table:table-cell>
          <table:table-cell office:value-type="float" office:value="2100.0">
            <text:p>2100.0</text:p>
          </table:table-cell>
          <table:table-cell office:value-type="float" office:value="370.0">
            <text:p>37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75">
            <text:p>-4.75</text:p>
          </table:table-cell>
          <table:table-cell office:value-type="float" office:value="2.75">
            <text:p>2.75</text:p>
          </table:table-cell>
          <table:table-cell office:value-type="float" office:value="2.75">
            <text:p>2.7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780">
            <text:p>ANU-3780</text:p>
          </table:table-cell>
          <table:table-cell office:value-type="float" office:value="-12.375">
            <text:p>-12.375</text:p>
          </table:table-cell>
          <table:table-cell office:value-type="float" office:value="132.37">
            <text:p>132.37</text:p>
          </table:table-cell>
          <table:table-cell office:value-type="float" office:value="5890.0">
            <text:p>5890.0</text:p>
          </table:table-cell>
          <table:table-cell office:value-type="float" office:value="230.0">
            <text:p>23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75">
            <text:p>-1.75</text:p>
          </table:table-cell>
          <table:table-cell office:value-type="float" office:value="2.65">
            <text:p>2.65</text:p>
          </table:table-cell>
          <table:table-cell office:value-type="float" office:value="2.65">
            <text:p>2.6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781">
            <text:p>ANU-3781</text:p>
          </table:table-cell>
          <table:table-cell office:value-type="float" office:value="-12.56">
            <text:p>-12.56</text:p>
          </table:table-cell>
          <table:table-cell office:value-type="float" office:value="132.419">
            <text:p>132.419</text:p>
          </table:table-cell>
          <table:table-cell office:value-type="float" office:value="1880.0">
            <text:p>1880.0</text:p>
          </table:table-cell>
          <table:table-cell office:value-type="float" office:value="290.0">
            <text:p>29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500000000000001">
            <text:p>-0.6500000000000001</text:p>
          </table:table-cell>
          <table:table-cell office:value-type="float" office:value="2.75">
            <text:p>2.75</text:p>
          </table:table-cell>
          <table:table-cell office:value-type="float" office:value="2.75">
            <text:p>2.7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782">
            <text:p>ANU-3782</text:p>
          </table:table-cell>
          <table:table-cell office:value-type="float" office:value="-12.375">
            <text:p>-12.375</text:p>
          </table:table-cell>
          <table:table-cell office:value-type="float" office:value="132.37">
            <text:p>132.37</text:p>
          </table:table-cell>
          <table:table-cell office:value-type="float" office:value="6400.0">
            <text:p>6400.0</text:p>
          </table:table-cell>
          <table:table-cell office:value-type="float" office:value="820.0">
            <text:p>82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000000000000013">
            <text:p>-0.15000000000000013</text:p>
          </table:table-cell>
          <table:table-cell office:value-type="float" office:value="2.65">
            <text:p>2.65</text:p>
          </table:table-cell>
          <table:table-cell office:value-type="float" office:value="2.65">
            <text:p>2.6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783">
            <text:p>ANU-3783</text:p>
          </table:table-cell>
          <table:table-cell office:value-type="float" office:value="-12.609">
            <text:p>-12.609</text:p>
          </table:table-cell>
          <table:table-cell office:value-type="float" office:value="132.44">
            <text:p>132.44</text:p>
          </table:table-cell>
          <table:table-cell office:value-type="float" office:value="6530.0">
            <text:p>6530.0</text:p>
          </table:table-cell>
          <table:table-cell office:value-type="float" office:value="90.0">
            <text:p>9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75">
            <text:p>-3.75</text:p>
          </table:table-cell>
          <table:table-cell office:value-type="float" office:value="2.65">
            <text:p>2.65</text:p>
          </table:table-cell>
          <table:table-cell office:value-type="float" office:value="2.65">
            <text:p>2.6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863">
            <text:p>ANU-3863</text:p>
          </table:table-cell>
          <table:table-cell office:value-type="float" office:value="-12.575">
            <text:p>-12.575</text:p>
          </table:table-cell>
          <table:table-cell office:value-type="float" office:value="132.437">
            <text:p>132.437</text:p>
          </table:table-cell>
          <table:table-cell office:value-type="float" office:value="2600.0">
            <text:p>2600.0</text:p>
          </table:table-cell>
          <table:table-cell office:value-type="float" office:value="130.0">
            <text:p>13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500000000000001">
            <text:p>-0.9500000000000001</text:p>
          </table:table-cell>
          <table:table-cell office:value-type="float" office:value="2.65">
            <text:p>2.65</text:p>
          </table:table-cell>
          <table:table-cell office:value-type="float" office:value="2.65">
            <text:p>2.6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924">
            <text:p>ANU-3924</text:p>
          </table:table-cell>
          <table:table-cell office:value-type="float" office:value="-12.346">
            <text:p>-12.346</text:p>
          </table:table-cell>
          <table:table-cell office:value-type="float" office:value="132.368">
            <text:p>132.368</text:p>
          </table:table-cell>
          <table:table-cell office:value-type="float" office:value="6470.0">
            <text:p>6470.0</text:p>
          </table:table-cell>
          <table:table-cell office:value-type="float" office:value="110.0">
            <text:p>110.0</text:p>
          </table:table-cell>
          <table:table-cell office:value-type="string" office:value="Mangrove wood">
            <text:p>Mangrove wood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7800000000000002">
            <text:p>-2.7800000000000002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923">
            <text:p>ANU-3923</text:p>
          </table:table-cell>
          <table:table-cell office:value-type="float" office:value="-12.343">
            <text:p>-12.343</text:p>
          </table:table-cell>
          <table:table-cell office:value-type="float" office:value="132.378">
            <text:p>132.378</text:p>
          </table:table-cell>
          <table:table-cell office:value-type="float" office:value="6110.0">
            <text:p>6110.0</text:p>
          </table:table-cell>
          <table:table-cell office:value-type="float" office:value="130.0">
            <text:p>130.0</text:p>
          </table:table-cell>
          <table:table-cell office:value-type="string" office:value="Mangrove wood">
            <text:p>Mangrove wood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7300000000000001">
            <text:p>-0.7300000000000001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922">
            <text:p>ANU-3922</text:p>
          </table:table-cell>
          <table:table-cell office:value-type="float" office:value="-12.338">
            <text:p>-12.338</text:p>
          </table:table-cell>
          <table:table-cell office:value-type="float" office:value="132.391">
            <text:p>132.391</text:p>
          </table:table-cell>
          <table:table-cell office:value-type="float" office:value="2930.0">
            <text:p>2930.0</text:p>
          </table:table-cell>
          <table:table-cell office:value-type="float" office:value="170.0">
            <text:p>17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9000000000000017">
            <text:p>-0.19000000000000017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920">
            <text:p>ANU-3920</text:p>
          </table:table-cell>
          <table:table-cell office:value-type="float" office:value="-12.398">
            <text:p>-12.398</text:p>
          </table:table-cell>
          <table:table-cell office:value-type="float" office:value="132.424">
            <text:p>132.424</text:p>
          </table:table-cell>
          <table:table-cell office:value-type="float" office:value="7950.0">
            <text:p>7950.0</text:p>
          </table:table-cell>
          <table:table-cell office:value-type="float" office:value="150.0">
            <text:p>15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.35">
            <text:p>-12.35</text:p>
          </table:table-cell>
          <table:table-cell office:value-type="float" office:value="3.05">
            <text:p>3.05</text:p>
          </table:table-cell>
          <table:table-cell office:value-type="float" office:value="3.05">
            <text:p>3.0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919">
            <text:p>ANU-3919</text:p>
          </table:table-cell>
          <table:table-cell office:value-type="float" office:value="-12.394">
            <text:p>-12.394</text:p>
          </table:table-cell>
          <table:table-cell office:value-type="float" office:value="132.431">
            <text:p>132.431</text:p>
          </table:table-cell>
          <table:table-cell office:value-type="float" office:value="7120.0">
            <text:p>7120.0</text:p>
          </table:table-cell>
          <table:table-cell office:value-type="float" office:value="150.0">
            <text:p>15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35">
            <text:p>-11.35</text:p>
          </table:table-cell>
          <table:table-cell office:value-type="float" office:value="2.95">
            <text:p>2.95</text:p>
          </table:table-cell>
          <table:table-cell office:value-type="float" office:value="2.95">
            <text:p>2.9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863">
            <text:p>ANU-3863</text:p>
          </table:table-cell>
          <table:table-cell office:value-type="float" office:value="-12.571">
            <text:p>-12.571</text:p>
          </table:table-cell>
          <table:table-cell office:value-type="float" office:value="132.436">
            <text:p>132.436</text:p>
          </table:table-cell>
          <table:table-cell office:value-type="float" office:value="6720.0">
            <text:p>6720.0</text:p>
          </table:table-cell>
          <table:table-cell office:value-type="float" office:value="120.0">
            <text:p>12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75">
            <text:p>-3.75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912">
            <text:p>ANU-3912</text:p>
          </table:table-cell>
          <table:table-cell office:value-type="float" office:value="-12.569">
            <text:p>-12.569</text:p>
          </table:table-cell>
          <table:table-cell office:value-type="float" office:value="132.428">
            <text:p>132.428</text:p>
          </table:table-cell>
          <table:table-cell office:value-type="float" office:value="3950.0">
            <text:p>3950.0</text:p>
          </table:table-cell>
          <table:table-cell office:value-type="float" office:value="100.0">
            <text:p>100.0</text:p>
          </table:table-cell>
          <table:table-cell office:value-type="string" office:value="Mangrove wood">
            <text:p>Mangrove wood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5">
            <text:p>-1.05</text:p>
          </table:table-cell>
          <table:table-cell office:value-type="float" office:value="2.65">
            <text:p>2.65</text:p>
          </table:table-cell>
          <table:table-cell office:value-type="float" office:value="2.65">
            <text:p>2.6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911">
            <text:p>ANU-3911</text:p>
          </table:table-cell>
          <table:table-cell office:value-type="float" office:value="-12.569">
            <text:p>-12.569</text:p>
          </table:table-cell>
          <table:table-cell office:value-type="float" office:value="132.421">
            <text:p>132.421</text:p>
          </table:table-cell>
          <table:table-cell office:value-type="float" office:value="7470.0">
            <text:p>7470.0</text:p>
          </table:table-cell>
          <table:table-cell office:value-type="float" office:value="120.0">
            <text:p>120.0</text:p>
          </table:table-cell>
          <table:table-cell office:value-type="string" office:value="Mangrove wood">
            <text:p>Mangrove wood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.7">
            <text:p>-10.7</text:p>
          </table:table-cell>
          <table:table-cell office:value-type="float" office:value="2.65">
            <text:p>2.65</text:p>
          </table:table-cell>
          <table:table-cell office:value-type="float" office:value="2.65">
            <text:p>2.6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925">
            <text:p>ANU-3925</text:p>
          </table:table-cell>
          <table:table-cell office:value-type="float" office:value="-12.136">
            <text:p>-12.136</text:p>
          </table:table-cell>
          <table:table-cell office:value-type="float" office:value="132.506">
            <text:p>132.506</text:p>
          </table:table-cell>
          <table:table-cell office:value-type="float" office:value="1730.0">
            <text:p>1730.0</text:p>
          </table:table-cell>
          <table:table-cell office:value-type="float" office:value="160.0">
            <text:p>160.0</text:p>
          </table:table-cell>
          <table:table-cell office:value-type="string" office:value="Mangrove wood">
            <text:p>Mangrove wood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0000000000000013">
            <text:p>-0.40000000000000013</text:p>
          </table:table-cell>
          <table:table-cell office:value-type="float" office:value="2.45">
            <text:p>2.45</text:p>
          </table:table-cell>
          <table:table-cell office:value-type="float" office:value="2.45">
            <text:p>2.4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929">
            <text:p>ANU-3929</text:p>
          </table:table-cell>
          <table:table-cell office:value-type="float" office:value="-12.173">
            <text:p>-12.173</text:p>
          </table:table-cell>
          <table:table-cell office:value-type="float" office:value="132.507">
            <text:p>132.507</text:p>
          </table:table-cell>
          <table:table-cell office:value-type="float" office:value="6320.0">
            <text:p>6320.0</text:p>
          </table:table-cell>
          <table:table-cell office:value-type="float" office:value="170.0">
            <text:p>170.0</text:p>
          </table:table-cell>
          <table:table-cell office:value-type="string" office:value="Mangrove wood">
            <text:p>Mangrove wood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865">
            <text:p>ANU-3865</text:p>
          </table:table-cell>
          <table:table-cell office:value-type="float" office:value="-12.46">
            <text:p>-12.46</text:p>
          </table:table-cell>
          <table:table-cell office:value-type="float" office:value="132.37">
            <text:p>132.37</text:p>
          </table:table-cell>
          <table:table-cell office:value-type="float" office:value="7070.0">
            <text:p>7070.0</text:p>
          </table:table-cell>
          <table:table-cell office:value-type="float" office:value="90.0">
            <text:p>9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890000000000001">
            <text:p>-5.890000000000001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931">
            <text:p>ANU-3931</text:p>
          </table:table-cell>
          <table:table-cell office:value-type="float" office:value="-12.146">
            <text:p>-12.146</text:p>
          </table:table-cell>
          <table:table-cell office:value-type="float" office:value="132.504">
            <text:p>132.504</text:p>
          </table:table-cell>
          <table:table-cell office:value-type="float" office:value="6700.0">
            <text:p>6700.0</text:p>
          </table:table-cell>
          <table:table-cell office:value-type="float" office:value="150.0">
            <text:p>15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32">
            <text:p>-5.32</text:p>
          </table:table-cell>
          <table:table-cell office:value-type="float" office:value="2.65">
            <text:p>2.65</text:p>
          </table:table-cell>
          <table:table-cell office:value-type="float" office:value="2.65">
            <text:p>2.6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009">
            <text:p>ANU-4009</text:p>
          </table:table-cell>
          <table:table-cell office:value-type="float" office:value="-12.465">
            <text:p>-12.465</text:p>
          </table:table-cell>
          <table:table-cell office:value-type="float" office:value="132.445">
            <text:p>132.445</text:p>
          </table:table-cell>
          <table:table-cell office:value-type="float" office:value="6480.0">
            <text:p>6480.0</text:p>
          </table:table-cell>
          <table:table-cell office:value-type="float" office:value="90.0">
            <text:p>90.0</text:p>
          </table:table-cell>
          <table:table-cell office:value-type="string" office:value="Mangrove wood">
            <text:p>Mangrove wood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7000000000000002">
            <text:p>-1.7000000000000002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008">
            <text:p>ANU-4008</text:p>
          </table:table-cell>
          <table:table-cell office:value-type="float" office:value="-12.332">
            <text:p>-12.332</text:p>
          </table:table-cell>
          <table:table-cell office:value-type="float" office:value="132.441">
            <text:p>132.441</text:p>
          </table:table-cell>
          <table:table-cell office:value-type="float" office:value="6800.0">
            <text:p>6800.0</text:p>
          </table:table-cell>
          <table:table-cell office:value-type="float" office:value="150.0">
            <text:p>15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75">
            <text:p>-7.75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007">
            <text:p>ANU-4007</text:p>
          </table:table-cell>
          <table:table-cell office:value-type="float" office:value="-12.331">
            <text:p>-12.331</text:p>
          </table:table-cell>
          <table:table-cell office:value-type="float" office:value="132.442">
            <text:p>132.442</text:p>
          </table:table-cell>
          <table:table-cell office:value-type="float" office:value="4620.0">
            <text:p>4620.0</text:p>
          </table:table-cell>
          <table:table-cell office:value-type="float" office:value="240.0">
            <text:p>24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5">
            <text:p>-1.05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005">
            <text:p>ANU-4005</text:p>
          </table:table-cell>
          <table:table-cell office:value-type="float" office:value="-12.522">
            <text:p>-12.522</text:p>
          </table:table-cell>
          <table:table-cell office:value-type="float" office:value="132.4">
            <text:p>132.4</text:p>
          </table:table-cell>
          <table:table-cell office:value-type="float" office:value="5850.0">
            <text:p>5850.0</text:p>
          </table:table-cell>
          <table:table-cell office:value-type="float" office:value="100.0">
            <text:p>10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75">
            <text:p>-2.75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004">
            <text:p>ANU-4004</text:p>
          </table:table-cell>
          <table:table-cell office:value-type="float" office:value="-12.522">
            <text:p>-12.522</text:p>
          </table:table-cell>
          <table:table-cell office:value-type="float" office:value="132.4">
            <text:p>132.4</text:p>
          </table:table-cell>
          <table:table-cell office:value-type="float" office:value="6660.0">
            <text:p>6660.0</text:p>
          </table:table-cell>
          <table:table-cell office:value-type="float" office:value="100.0">
            <text:p>10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15">
            <text:p>-5.15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003">
            <text:p>ANU-4003</text:p>
          </table:table-cell>
          <table:table-cell office:value-type="float" office:value="-12.465">
            <text:p>-12.465</text:p>
          </table:table-cell>
          <table:table-cell office:value-type="float" office:value="132.445">
            <text:p>132.445</text:p>
          </table:table-cell>
          <table:table-cell office:value-type="float" office:value="6470.0">
            <text:p>6470.0</text:p>
          </table:table-cell>
          <table:table-cell office:value-type="float" office:value="130.0">
            <text:p>13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0000000000000013">
            <text:p>-0.40000000000000013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002">
            <text:p>ANU-4002</text:p>
          </table:table-cell>
          <table:table-cell office:value-type="float" office:value="-12.46">
            <text:p>-12.46</text:p>
          </table:table-cell>
          <table:table-cell office:value-type="float" office:value="132.441">
            <text:p>132.441</text:p>
          </table:table-cell>
          <table:table-cell office:value-type="float" office:value="2710.0">
            <text:p>2710.0</text:p>
          </table:table-cell>
          <table:table-cell office:value-type="float" office:value="120.0">
            <text:p>12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100000000000002">
            <text:p>-2.0100000000000002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001">
            <text:p>ANU-4001</text:p>
          </table:table-cell>
          <table:table-cell office:value-type="float" office:value="-12.455">
            <text:p>-12.455</text:p>
          </table:table-cell>
          <table:table-cell office:value-type="float" office:value="132.412">
            <text:p>132.412</text:p>
          </table:table-cell>
          <table:table-cell office:value-type="float" office:value="6540.0">
            <text:p>6540.0</text:p>
          </table:table-cell>
          <table:table-cell office:value-type="float" office:value="240.0">
            <text:p>24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95">
            <text:p>-9.95</text:p>
          </table:table-cell>
          <table:table-cell office:value-type="float" office:value="2.65">
            <text:p>2.65</text:p>
          </table:table-cell>
          <table:table-cell office:value-type="float" office:value="2.65">
            <text:p>2.6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4000">
            <text:p>ANU-4000</text:p>
          </table:table-cell>
          <table:table-cell office:value-type="float" office:value="-12.455">
            <text:p>-12.455</text:p>
          </table:table-cell>
          <table:table-cell office:value-type="float" office:value="132.412">
            <text:p>132.412</text:p>
          </table:table-cell>
          <table:table-cell office:value-type="float" office:value="5600.0">
            <text:p>5600.0</text:p>
          </table:table-cell>
          <table:table-cell office:value-type="float" office:value="210.0">
            <text:p>21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550000000000001">
            <text:p>-4.550000000000001</text:p>
          </table:table-cell>
          <table:table-cell office:value-type="float" office:value="2.65">
            <text:p>2.65</text:p>
          </table:table-cell>
          <table:table-cell office:value-type="float" office:value="2.65">
            <text:p>2.6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930">
            <text:p>ANU-3930</text:p>
          </table:table-cell>
          <table:table-cell office:value-type="float" office:value="-12.173">
            <text:p>-12.173</text:p>
          </table:table-cell>
          <table:table-cell office:value-type="float" office:value="132.507">
            <text:p>132.507</text:p>
          </table:table-cell>
          <table:table-cell office:value-type="float" office:value="6240.0">
            <text:p>6240.0</text:p>
          </table:table-cell>
          <table:table-cell office:value-type="float" office:value="130.0">
            <text:p>130.0</text:p>
          </table:table-cell>
          <table:table-cell office:value-type="string" office:value="Mangrove wood">
            <text:p>Mangrove wood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8">
            <text:p>-2.8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997">
            <text:p>ANU-3997</text:p>
          </table:table-cell>
          <table:table-cell office:value-type="float" office:value="-12.157">
            <text:p>-12.157</text:p>
          </table:table-cell>
          <table:table-cell office:value-type="float" office:value="132.504">
            <text:p>132.504</text:p>
          </table:table-cell>
          <table:table-cell office:value-type="float" office:value="6720.0">
            <text:p>6720.0</text:p>
          </table:table-cell>
          <table:table-cell office:value-type="float" office:value="350.0">
            <text:p>35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720000000000001">
            <text:p>-5.720000000000001</text:p>
          </table:table-cell>
          <table:table-cell office:value-type="float" office:value="2.65">
            <text:p>2.65</text:p>
          </table:table-cell>
          <table:table-cell office:value-type="float" office:value="2.65">
            <text:p>2.6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998">
            <text:p>ANU-3998</text:p>
          </table:table-cell>
          <table:table-cell office:value-type="float" office:value="-12.164">
            <text:p>-12.164</text:p>
          </table:table-cell>
          <table:table-cell office:value-type="float" office:value="132.506">
            <text:p>132.506</text:p>
          </table:table-cell>
          <table:table-cell office:value-type="float" office:value="6550.0">
            <text:p>6550.0</text:p>
          </table:table-cell>
          <table:table-cell office:value-type="float" office:value="200.0">
            <text:p>20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050000000000001">
            <text:p>-5.050000000000001</text:p>
          </table:table-cell>
          <table:table-cell office:value-type="float" office:value="2.65">
            <text:p>2.65</text:p>
          </table:table-cell>
          <table:table-cell office:value-type="float" office:value="2.65">
            <text:p>2.6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995">
            <text:p>ANU-3995</text:p>
          </table:table-cell>
          <table:table-cell office:value-type="float" office:value="-12.135">
            <text:p>-12.135</text:p>
          </table:table-cell>
          <table:table-cell office:value-type="float" office:value="132.506">
            <text:p>132.506</text:p>
          </table:table-cell>
          <table:table-cell office:value-type="float" office:value="2970.0">
            <text:p>2970.0</text:p>
          </table:table-cell>
          <table:table-cell office:value-type="float" office:value="200.0">
            <text:p>20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6">
            <text:p>-2.66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990">
            <text:p>ANU-3990</text:p>
          </table:table-cell>
          <table:table-cell office:value-type="float" office:value="-12.525">
            <text:p>-12.525</text:p>
          </table:table-cell>
          <table:table-cell office:value-type="float" office:value="132.391">
            <text:p>132.391</text:p>
          </table:table-cell>
          <table:table-cell office:value-type="float" office:value="5940.0">
            <text:p>5940.0</text:p>
          </table:table-cell>
          <table:table-cell office:value-type="float" office:value="90.0">
            <text:p>9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7300000000000001">
            <text:p>-0.7300000000000001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934">
            <text:p>ANU-3934</text:p>
          </table:table-cell>
          <table:table-cell office:value-type="float" office:value="-12.568">
            <text:p>-12.568</text:p>
          </table:table-cell>
          <table:table-cell office:value-type="float" office:value="132.423">
            <text:p>132.423</text:p>
          </table:table-cell>
          <table:table-cell office:value-type="float" office:value="6150.0">
            <text:p>6150.0</text:p>
          </table:table-cell>
          <table:table-cell office:value-type="float" office:value="200.0">
            <text:p>200.0</text:p>
          </table:table-cell>
          <table:table-cell office:value-type="string" office:value="Mangrove wood">
            <text:p>Mangrove wood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2">
            <text:p>-5.2</text:p>
          </table:table-cell>
          <table:table-cell office:value-type="float" office:value="2.5500000000000003">
            <text:p>2.5500000000000003</text:p>
          </table:table-cell>
          <table:table-cell office:value-type="float" office:value="2.5500000000000003">
            <text:p>2.5500000000000003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933">
            <text:p>ANU-3933</text:p>
          </table:table-cell>
          <table:table-cell office:value-type="float" office:value="-12.132">
            <text:p>-12.132</text:p>
          </table:table-cell>
          <table:table-cell office:value-type="float" office:value="132.502">
            <text:p>132.502</text:p>
          </table:table-cell>
          <table:table-cell office:value-type="float" office:value="6330.0">
            <text:p>6330.0</text:p>
          </table:table-cell>
          <table:table-cell office:value-type="float" office:value="150.0">
            <text:p>150.0</text:p>
          </table:table-cell>
          <table:table-cell office:value-type="string" office:value="Mangrove wood">
            <text:p>Mangrove wood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59">
            <text:p>-6.59</text:p>
          </table:table-cell>
          <table:table-cell office:value-type="float" office:value="2.45">
            <text:p>2.45</text:p>
          </table:table-cell>
          <table:table-cell office:value-type="float" office:value="2.45">
            <text:p>2.4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932">
            <text:p>ANU-3932</text:p>
          </table:table-cell>
          <table:table-cell office:value-type="float" office:value="-12.131">
            <text:p>-12.131</text:p>
          </table:table-cell>
          <table:table-cell office:value-type="float" office:value="132.502">
            <text:p>132.502</text:p>
          </table:table-cell>
          <table:table-cell office:value-type="float" office:value="2200.0">
            <text:p>2200.0</text:p>
          </table:table-cell>
          <table:table-cell office:value-type="float" office:value="60.0">
            <text:p>60.0</text:p>
          </table:table-cell>
          <table:table-cell office:value-type="string" office:value="Mangrove wood">
            <text:p>Mangrove wood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05999999999999983">
            <text:p>0.05999999999999983</text:p>
          </table:table-cell>
          <table:table-cell office:value-type="float" office:value="2.45">
            <text:p>2.45</text:p>
          </table:table-cell>
          <table:table-cell office:value-type="float" office:value="2.45">
            <text:p>2.4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  <table:table-row>
          <table:table-cell office:value-type="string" office:value="South_Alligator_River">
            <text:p>South_Alligator_River</text:p>
          </table:table-cell>
          <table:table-cell office:value-type="string" office:value="radiocarbon">
            <text:p>radiocarbon</text:p>
          </table:table-cell>
          <table:table-cell office:value-type="string" office:value="ANU-3996">
            <text:p>ANU-3996</text:p>
          </table:table-cell>
          <table:table-cell office:value-type="float" office:value="-12.834">
            <text:p>-12.834</text:p>
          </table:table-cell>
          <table:table-cell office:value-type="float" office:value="132.529">
            <text:p>132.529</text:p>
          </table:table-cell>
          <table:table-cell office:value-type="float" office:value="6170.0">
            <text:p>6170.0</text:p>
          </table:table-cell>
          <table:table-cell office:value-type="float" office:value="260.0">
            <text:p>260.0</text:p>
          </table:table-cell>
          <table:table-cell office:value-type="string" office:value="Mangrove fragments">
            <text:p>Mangrove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2.75">
            <text:p>2.75</text:p>
          </table:table-cell>
          <table:table-cell office:value-type="float" office:value="2.75">
            <text:p>2.75</text:p>
          </table:table-cell>
          <table:table-cell office:value-type="string" office:value="WoodroffeEtal1985,WoodroffeEtal1986,WoodroffeEtal1987,LewisEtal2013">
            <text:p>WoodroffeEtal1985,WoodroffeEtal1986,WoodroffeEtal1987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